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font-size="17pt" style:font-size-asian="17pt"/>
    </style:style>
    <style:style style:name="P2" style:family="paragraph" style:parent-style-name="Standard">
      <style:paragraph-properties fo:orphans="0" fo:widows="0"/>
      <style:text-properties style:font-name="Times" fo:font-size="16pt" style:font-size-asian="16pt" style:font-name-complex="Times1" style:font-size-complex="16pt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Standard">
      <style:paragraph-properties style:page-number="auto"/>
      <style:text-properties fo:font-size="17pt" style:font-size-asian="17pt"/>
    </style:style>
    <style:style style:name="P5" style:family="paragraph" style:parent-style-name="Standard">
      <style:text-properties fo:font-size="17pt" style:font-size-asian="17pt"/>
    </style:style>
    <style:style style:name="P6" style:family="paragraph" style:parent-style-name="Standard">
      <style:text-properties fo:font-size="20pt" style:font-size-asian="20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1b3d52"/>
    </style:style>
    <style:style style:name="T1" style:family="text">
      <style:text-properties fo:font-size="17pt" style:font-size-asian="17pt"/>
    </style:style>
    <style:style style:name="T2" style:family="text">
      <style:text-properties fo:font-size="33pt" style:font-size-asian="33pt"/>
    </style:style>
    <style:style style:name="T3" style:family="text">
      <style:text-properties fo:font-size="21pt" style:font-size-asian="2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officeooo:rsid="001b3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umanitarian Open Source Software </text:p>
      <text:p text:style-name="P1">Fall 201<text:span text:style-name="T6">3</text:span> – Professor D<text:span text:style-name="T6">eCause</text:span></text:p>
      <text:p text:style-name="P1"/>
      <text:p text:style-name="Standard"><text:span text:style-name="T2">“Commarch”--</text:span><text:span text:style-name="T3"> </text:span>Community Architecture</text:p>
      <text:p text:style-name="P2"/>
      <text:p text:style-name="P6">Open Source Community Characterization Assignment</text:p>
      <text:p text:style-name="Standard"/>
      <text:p text:style-name="Standard"/>
      <text:p text:style-name="Standard">Working in groups of two or three, you are going to look at an OS community/project and deduce how that community is organized. <text:s/>You may also use some of these techniques to assess pre-existing OS projects you wish to contribute to for your <text:s/>term project.</text:p>
      <text:p text:style-name="Standard"/>
      <text:p text:style-name="Standard">1. <text:s/>Use<text:a xlink:type="simple" xlink:href="http://ohloh.net/" office:target-frame-name="_blank" xlink:show="new"> Ohloh</text:a> and <text:a xlink:type="simple" xlink:href="http://openhatch.org/">OpenHatch</text:a> collect general information on open source projects. Select one <text:span text:style-name="T4">active</text:span> software project about which to write. <text:s/>Have an alternative handy if you find that you cannot get much information about your first choice.</text:p>
      <text:p text:style-name="Standard"/>
      <text:p text:style-name="Standard">2. <text:s/>Dig deeper. <text:span text:style-name="T6">Provide a list of links to </text:span>the project’s IRC logs, git repo, mail list history, open IRC channels, <text:span text:style-name="T6">and/or</text:span> any other communication channel<text:span text:style-name="T6">s</text:span> you find, to get the answers to the following questions: </text:p>
      <text:p text:style-name="Standard"/>
      <text:p text:style-name="P8"><text:tab/>A. <text:s/>Describe software project, its purpose and goals.</text:p>
      <text:p text:style-name="Standard"/>
      <text:p text:style-name="P3">B. <text:s/>Give brief history of the project. <text:s/></text:p>
      <text:p text:style-name="Standard"/>
      <text:p text:style-name="P3">C. <text:s/>Look at the git repository and the developer blogs ask the following questions:</text:p>
      <text:p text:style-name="Standard"/>
      <text:p text:style-name="P3">D. <text:s/>Who approves patches? <text:s/>How many people?</text:p>
      <text:p text:style-name="Standard"/>
      <text:p text:style-name="P3">E. <text:s/>Who has commit access? <text:s/>&amp; how many?</text:p>
      <text:p text:style-name="Standard"/>
      <text:p text:style-name="P3">F. <text:s/>Who is involved in the history of the project? <text:s/></text:p>
      <text:p text:style-name="P3"/>
      <text:p text:style-name="P3">G. <text:s/>Who are the principal contributors, and have they changed over time?</text:p>
      <text:p text:style-name="P3"/>
      <text:p text:style-name="P3">H. <text:s/>Who are the maintainers? <text:s/></text:p>
      <text:p text:style-name="P3"/>
      <text:p text:style-name="P3">I. <text:s/>Who is on the front and back end?</text:p>
      <text:p text:style-name="P3"/>
      <text:p text:style-name="P3">J. <text:s/>What have been some of the major bugs/problems/issues that have arisen <text:tab/>during development? <text:s/>Who is responsible for quality control and bug repair?</text:p>
      <text:p text:style-name="Standard"/>
      <text:p text:style-name="P3"><text:soft-page-break/>K. <text:s/>How is the project’s participation trending and why?</text:p>
      <text:p text:style-name="P3"/>
      <text:p text:style-name="P3">L. <text:s text:c="2"/>Based on these answers, how would you describe the decision making <text:tab/>structure/process of this group? <text:s/>Is it hierarchical, consensus building, ruled by a <text:tab/>small group, barely contained chaos, or ruled by a single or pair of individuals?</text:p>
      <text:p text:style-name="P3"/>
      <text:p text:style-name="P3">M. <text:s/>Is this the kind of structure you would enjoy working in? <text:s text:c="2"/>Why, or why not. <text:s/></text:p>
      <text:p text:style-name="Standard"/>
      <text:p text:style-name="Standard">3. <text:s/>Write up a set of answers to these questions including how you arrived at your conclusions (links or convo quotes, etc.) to be handed in.</text:p>
      <text:p text:style-name="Standard"/>
      <text:p text:style-name="Standard">4. <text:s/>Based on your notes write up your research results in a brief <text:span text:style-name="T6">slide-deck</text:span> <text:s/>to present to the clas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</meta:initial-creator>
    <dc:creator>decause </dc:creator>
    <meta:editing-cycles>7</meta:editing-cycles>
    <meta:creation-date>2010-09-01T18:31:00</meta:creation-date>
    <dc:date>2013-07-17T12:58:29.464301525</dc:date>
    <meta:editing-duration>P9DT3H6M34S</meta:editing-duration>
    <meta:generator>LibreOffice/4.1.0.1$Linux_X86_64 LibreOffice_project/410$Build-1</meta:generator>
    <meta:document-statistic meta:table-count="0" meta:image-count="0" meta:object-count="0" meta:page-count="2" meta:paragraph-count="22" meta:word-count="346" meta:character-count="2076" meta:non-whitespace-character-count="17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